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1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02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253" table:default-cell-style-name="Default"/>
        <table:table-row table:style-name="ro1">
          <table:table-cell office:value-type="string">
            <text:p>Last 5 sales</text:p>
          </table:table-cell>
          <table:table-cell office:value-type="float" office:value="450">
            <text:p><text:s/>SFr. 450,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320">
            <text:p><text:s/>SFr. 1 320,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40">
            <text:p><text:s/>SFr. 1 540,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0">
            <text:p><text:s/>SFr. 60,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870">
            <text:p><text:s/>SFr. 5 870,00 </text:p>
          </table:table-cell>
          <table:table-cell table:number-columns-repeated="254"/>
        </table:table-row>
        <table:table-row table:style-name="ro1">
          <table:table-cell office:value-type="string">
            <text:p>Total</text:p>
          </table:table-cell>
          <table:table-cell table:formula="oooc:=SUM(LastSales)" office:value-type="float" office:value="9240">
            <text:p><text:s/>SFr. 9 240,00 </text:p>
          </table:table-cell>
          <table:table-cell table:number-columns-repeated="254"/>
        </table:table-row>
        <table:table-row table:style-name="ro1">
          <table:table-cell office:value-type="string">
            <text:p>Category</text:p>
          </table:table-cell>
          <table:table-cell table:style-name="Default" table:formula="oooc:=MATCH([.B6];[.C7:.G7];1)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float" office:value="7500">
            <text:p>7500</text:p>
          </table:table-cell>
          <table:table-cell office:value-type="float" office:value="10000">
            <text:p>10000</text:p>
          </table:table-cell>
          <table:table-cell table:number-columns-repeated="249"/>
        </table:table-row>
        <table:table-row table:style-name="ro1">
          <table:table-cell office:value-type="string">
            <text:p>Rating</text:p>
          </table:table-cell>
          <table:table-cell table:style-name="Default" table:formula="oooc:=INDEX([.C8:.G8];;[.B7])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49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range table:name="LastSale" table:base-cell-address="$Sheet1.$A$1" table:cell-range-address="$Sheet1.$B$1"/>
        <table:named-range table:name="LastSales" table:base-cell-address="$Sheet1.$A$1" table:cell-range-address="$Sheet1.$B$1:.$B$5"/>
        <table:named-range table:name="Rating" table:base-cell-address="$Sheet1.$A$1" table:cell-range-address="$Sheet1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ru" fo:country="R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8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7">17.10.2007</text:date>, <text:time>11:1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Peter Arrenbrecht</meta:initial-creator>
    <meta:creation-date>2005-11-29T00:03:06</meta:creation-date>
    <dc:creator>peo</dc:creator>
    <dc:date>2006-07-12T18:18:08</dc:date>
    <meta:print-date>2007-10-17T11:12:20</meta:print-date>
    <dc:language>ru-R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22"/>
  </office:meta>
</office:document-meta>
</file>